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-color="#e6e6e6" draw:textarea-horizontal-align="justify" draw:textarea-vertical-align="middle" draw:auto-grow-height="false" fo:min-height="1.782cm" fo:min-width="3.945cm" draw:shadow="hidden"/>
    </style:style>
    <style:style style:name="gr2" style:family="graphic" style:parent-style-name="standard" style:list-style-name="L2">
      <style:graphic-properties svg:stroke-color="#000000" draw:fill="solid" draw:fill-color="#ecf8ee" draw:textarea-horizontal-align="justify" draw:textarea-vertical-align="middle" draw:auto-grow-height="false" fo:min-height="1.782cm" fo:min-width="3.818cm" draw:shadow="hidden"/>
    </style:style>
    <style:style style:name="gr3" style:family="graphic" style:parent-style-name="standard" style:list-style-name="L2">
      <style:graphic-properties svg:stroke-color="#000000" draw:fill-color="#e6e6ff" draw:textarea-horizontal-align="justify" draw:textarea-vertical-align="middle" draw:auto-grow-height="false" fo:min-height="1.856cm" fo:min-width="4.043cm" fo:padding-top="0.051cm" fo:padding-right="0.152cm" draw:shadow="hidden"/>
    </style:style>
    <style:style style:name="gr4" style:family="graphic" style:parent-style-name="standard">
      <style:graphic-properties draw:marker-end="Arrow" draw:fill-color="#ffffff" draw:textarea-horizontal-align="justify" draw:textarea-vertical-align="middle" draw:auto-grow-height="false" fo:min-height="1.008cm" fo:min-width="1.567cm"/>
    </style:style>
    <style:style style:name="gr5" style:family="graphic" style:parent-style-name="objectwithoutfill">
      <style:graphic-properties svg:stroke-width="0.102cm" svg:stroke-color="#3465a4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fo:margin-left="0cm" fo:margin-right="0cm" fo:margin-top="0cm" fo:margin-bottom="0cm" fo:line-height="0.254cm" fo:text-align="start" fo:text-indent="0cm"/>
    </style:style>
    <style:style style:name="P3" style:family="paragraph">
      <loext:graphic-properties draw:fill-color="#e6e6e6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ecf8ee"/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.2cm" fo:margin-bottom="0.2cm" fo:line-height="100%" fo:text-align="start" fo:text-indent="0cm"/>
    </style:style>
    <style:style style:name="P6" style:family="paragraph">
      <style:paragraph-properties fo:margin-left="0cm" fo:margin-right="0cm" fo:margin-top="0.1cm" fo:margin-bottom="0.1cm" fo:line-height="0.356cm" fo:text-align="start" fo:text-indent="0cm"/>
    </style:style>
    <style:style style:name="P7" style:family="paragraph">
      <loext:graphic-properties draw:fill-color="#e6e6ff"/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color="#3465a4" fo:font-size="13pt" style:font-size-asian="13pt" style:font-size-complex="13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3" fo:font-size="10pt" fo:font-style="normal" fo:text-shadow="none" style:text-underline-style="none" fo:font-weight="normal" style:letter-kerning="true" style:font-name-asian="Liberation Sans3" style:font-size-asian="10pt" style:font-style-asian="normal" style:font-weight-asian="normal" style:font-name-complex="Liberation 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0pt" fo:font-style="normal" fo:text-shadow="none" style:text-underline-style="none" fo:font-weight="normal" style:letter-kerning="true" style:font-name-asian="Liberation Sans3" style:font-size-asian="10pt" style:font-style-asian="normal" style:font-weight-asian="normal" style:font-name-complex="Liberation 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3465a4" fo:font-size="13pt" style:font-size-asian="13pt" style:font-size-complex="13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3" draw:id="id3" draw:layer="layout" svg:width="4.445cm" svg:height="2.032cm" svg:x="2.524cm" svg:y="3.042cm">
          <text:p text:style-name="P1"><text:span text:style-name="T1">&lt;html&gt;</text:span></text:p>
          <text:p text:style-name="P2"><text:span text:style-name="T2"><text:s text:c="2"/></text:span><text:span text:style-name="T3">…</text:span><text:span text:style-name="T2"> <text:s/></text:span></text:p>
          <text:p text:style-name="P1"><text:span text:style-name="T1"><text:s text:c="2"/></text:span><text:span text:style-name="T1">Hello </text:span><text:span text:style-name="T4">${name}</text:span><text:span text:style-name="T1">!</text:span></text:p>
          <text:p text:style-name="P2"><text:span text:style-name="T1"><text:s text:c="2"/></text:span><text:span text:style-name="T5">…</text:span><text:span text:style-name="T1"> <text:s/></text:span></text:p>
          <text:p text:style-name="P1"><text:span text:style-name="T1">&lt;/html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4" draw:id="id4" draw:layer="layout" svg:width="4.318cm" svg:height="2.032cm" svg:x="11.541cm" svg:y="4.556cm">
          <text:p text:style-name="P1"><text:span text:style-name="T2">&lt;html&gt;</text:span></text:p>
          <text:p text:style-name="P2"><text:span text:style-name="T2"><text:s text:c="2"/></text:span><text:span text:style-name="T3">…</text:span><text:span text:style-name="T2"> <text:s/></text:span></text:p>
          <text:p text:style-name="P1"><text:span text:style-name="T2"><text:s text:c="2"/></text:span><text:span text:style-name="T2">Hello World!</text:span></text:p>
          <text:p text:style-name="P2"><text:span text:style-name="T2"><text:s text:c="2"/></text:span><text:span text:style-name="T3">…</text:span><text:span text:style-name="T2"> <text:s/></text:span></text:p>
          <text:p text:style-name="P1"><text:span text:style-name="T2">&lt;/html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1" draw:id="id1" draw:layer="layout" svg:width="4.445cm" svg:height="2.032cm" svg:x="2.524cm" svg:y="6.08cm">
          <text:p text:style-name="P5"><text:span text:style-name="T3">…</text:span></text:p>
          <text:p text:style-name="P5"><text:span text:style-name="T1">model.setName("World");</text:span></text:p>
          <text:p text:style-name="P6"><text:span text:style-name="T3"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2" draw:id="id2" draw:layer="layout" svg:width="2.921cm" svg:height="1.778cm" svg:x="7.604cm" svg:y="4.683cm">
          <text:p text:style-name="P8"><text:span text:style-name="T6">FreeMark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0" draw:layer="layout" draw:type="line" svg:x1="6.969cm" svg:y1="7.096cm" svg:x2="8.031cm" svg:y2="6.201cm" draw:start-shape="id1" draw:start-glue-point="1" draw:end-shape="id2" draw:end-glue-point="7" svg:d="M6969 7096l1062-895" svg:viewBox="0 0 1063 896">
          <text:p/>
        </draw:connector>
        <draw:connector draw:style-name="gr5" draw:text-style-name="P10" draw:layer="layout" draw:type="line" svg:x1="6.969cm" svg:y1="4.058cm" svg:x2="8.031cm" svg:y2="4.943cm" draw:start-shape="id3" draw:start-glue-point="1" draw:end-shape="id2" draw:end-glue-point="5" svg:d="M6969 4058l1062 885" svg:viewBox="0 0 1063 886">
          <text:p/>
        </draw:connector>
        <draw:connector draw:style-name="gr5" draw:text-style-name="P10" draw:layer="layout" draw:type="line" svg:x1="10.525cm" svg:y1="5.572cm" svg:x2="11.541cm" svg:y2="5.572cm" draw:start-shape="id2" draw:start-glue-point="10" draw:end-shape="id4" draw:end-glue-point="3" svg:d="M10525 5572h1016" svg:viewBox="0 0 1017 1">
          <text:p/>
        </draw:connector>
        <draw:frame draw:style-name="gr6" draw:text-style-name="P12" draw:layer="layout" svg:width="1.937cm" svg:height="0.645cm" svg:x="3.778cm" svg:y="2.397cm">
          <draw:text-box>
            <text:p text:style-name="P11"><text:span text:style-name="T7">Template</text:span></text:p>
          </draw:text-box>
        </draw:frame>
        <draw:frame draw:style-name="gr6" draw:text-style-name="P12" draw:layer="layout" svg:width="2.458cm" svg:height="0.645cm" svg:x="3.517cm" svg:y="5.445cm">
          <draw:text-box>
            <text:p text:style-name="P11"><text:span text:style-name="T7">Java objects</text:span></text:p>
          </draw:text-box>
        </draw:frame>
        <draw:frame draw:style-name="gr6" draw:text-style-name="P12" draw:layer="layout" svg:width="1.556cm" svg:height="0.645cm" svg:x="12.922cm" svg:y="3.911cm">
          <draw:text-box>
            <text:p><text:span text:style-name="T7">Outp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1T16:16:16.367000000</meta:creation-date>
    <dc:date>2015-07-11T18:09:47.532000000</dc:date>
    <meta:editing-duration>PT1H4M14S</meta:editing-duration>
    <meta:editing-cycles>8</meta:editing-cycles>
    <meta:generator>LibreOffice/4.4.4.3$Windows_x86 LibreOffice_project/2c39ebcf046445232b798108aa8a7e7d89552ea8</meta:generator>
    <meta:document-statistic meta:object-count="10"/>
  </office:meta>
</office:document-meta>
</file>